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2B0000004780E2AC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1.777cm" svg:height="1.878cm" svg:x="6.25cm" svg:y="19.304cm">
          <draw:image xlink:href="Pictures/100000000000062B0000004780E2ACB1.png" xlink:type="simple" xlink:show="embed" xlink:actuate="onLoad">
            <text:p/>
          </draw:image>
        </draw:frame>
        <draw:frame draw:style-name="gr2" draw:text-style-name="P2" draw:layer="layout" svg:width="5.684cm" svg:height="1.043cm" svg:x="17.272cm" svg:y="17.018cm">
          <draw:text-box>
            <text:p text:style-name="P2"><text:span text:style-name="T1">Sands Main Stat</text:span></text:p>
          </draw:text-box>
        </draw:frame>
        <draw:frame draw:style-name="gr2" draw:text-style-name="P2" draw:layer="layout" svg:width="5.252cm" svg:height="1.043cm" svg:x="21.082cm" svg:y="22.659cm">
          <draw:text-box>
            <text:p text:style-name="P2"><text:span text:style-name="T1"># of Atk% Rolls</text:span></text:p>
          </draw:text-box>
        </draw:frame>
        <draw:frame draw:style-name="gr2" draw:text-style-name="P2" draw:layer="layout" svg:width="5.726cm" svg:height="1.835cm" svg:x="30.988cm" svg:y="16.359cm">
          <draw:text-box>
            <text:p text:style-name="P2"><text:span text:style-name="T1">Default Crit Rate</text:span><text:span text:style-name="T1"><text:line-break/></text:span><text:span text:style-name="T1">and Circlet</text:span></text:p>
          </draw:text-box>
        </draw:frame>
        <draw:frame draw:style-name="gr2" draw:text-style-name="P2" draw:layer="layout" svg:width="3.766cm" svg:height="1.835cm" svg:x="36.112cm" svg:y="22.549cm">
          <draw:text-box>
            <text:p text:style-name="P2"><text:span text:style-name="T1"># of Crit </text:span></text:p>
            <text:p text:style-name="P2"><text:span text:style-name="T1">Rate Rolls</text:span></text:p>
          </draw:text-box>
        </draw:frame>
        <draw:frame draw:style-name="gr2" draw:text-style-name="P2" draw:layer="layout" svg:width="3.766cm" svg:height="1.835cm" svg:x="44.196cm" svg:y="22.549cm">
          <draw:text-box>
            <text:p text:style-name="P2"><text:span text:style-name="T1"># of Crit </text:span></text:p>
            <text:p text:style-name="P2"><text:span text:style-name="T1">Dmg Rolls</text:span></text:p>
          </draw:text-box>
        </draw:frame>
        <draw:line draw:style-name="gr3" draw:text-style-name="P1" draw:layer="layout" svg:x1="20.32cm" svg:y1="17.981cm" svg:x2="20.32cm" svg:y2="19.495cm">
          <text:p/>
        </draw:line>
        <draw:line draw:style-name="gr3" draw:text-style-name="P1" draw:layer="layout" svg:x1="33.782cm" svg:y1="18.034cm" svg:x2="33.782cm" svg:y2="19.548cm">
          <text:p/>
        </draw:line>
        <draw:line draw:style-name="gr3" draw:text-style-name="P1" draw:layer="layout" svg:x1="41.656cm" svg:y1="17.028cm" svg:x2="42.164cm" svg:y2="19.558cm">
          <text:p/>
        </draw:line>
        <draw:line draw:style-name="gr3" draw:text-style-name="P1" draw:layer="layout" svg:x1="37.846cm" svg:y1="22.352cm" svg:x2="39.116cm" svg:y2="21.072cm">
          <text:p/>
        </draw:line>
        <draw:line draw:style-name="gr3" draw:text-style-name="P1" draw:layer="layout" svg:x1="23.622cm" svg:y1="22.352cm" svg:x2="24.892cm" svg:y2="21.072cm">
          <text:p/>
        </draw:line>
        <draw:frame draw:style-name="gr4" draw:text-style-name="P2" draw:layer="layout" svg:width="5.726cm" svg:height="1.835cm" svg:x="38.862cm" svg:y="16.002cm">
          <draw:text-box>
            <text:p text:style-name="P2"><text:span text:style-name="T1">Default Crit Dmg</text:span><text:span text:style-name="T1"><text:line-break/></text:span><text:span text:style-name="T1"/></text:p>
          </draw:text-box>
        </draw:frame>
        <draw:line draw:style-name="gr3" draw:text-style-name="P1" draw:layer="layout" svg:x1="45.72cm" svg:y1="22.352cm" svg:x2="46.736cm" svg:y2="21.072cm">
          <text:p/>
        </draw:line>
        <draw:frame draw:style-name="gr2" draw:text-style-name="P2" draw:layer="layout" svg:width="5.489cm" svg:height="1.043cm" svg:x="24.384cm" svg:y="16.737cm">
          <draw:text-box>
            <text:p text:style-name="P2"><text:span text:style-name="T1">Feather Flat Atk</text:span></text:p>
          </draw:text-box>
        </draw:frame>
        <draw:line draw:style-name="gr3" draw:text-style-name="P1" draw:layer="layout" svg:x1="27.686cm" svg:y1="17.78cm" svg:x2="27.686cm" svg:y2="19.294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93cm" fo:text-indent="0cm"/>
      <style:text-properties style:use-window-font-color="true" style:text-outline="false" style:text-line-through-style="none" fo:font-family="Arial" style:font-family-generic="roman" style:font-pitch="variable" fo:font-size="63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95cm" fo:text-indent="0cm"/>
      <style:text-properties fo:font-size="55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96cm" fo:text-indent="0cm"/>
      <style:text-properties fo:font-size="47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96cm" fo:text-indent="0cm"/>
      <style:text-properties fo:font-size="3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7cm" fo:text-indent="0cm"/>
      <style:text-properties fo:font-size="3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87.8000030517578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41.9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50.29cm" svg:height="6.997cm" svg:x="2.794cm" svg:y="1.668cm" presentation:class="title" presentation:placeholder="true">
        <draw:text-box/>
      </draw:frame>
      <draw:frame presentation:style-name="Default-outline1" draw:layer="backgroundobjects" svg:width="50.29cm" svg:height="27.659cm" svg:x="2.794cm" svg:y="9.804cm" presentation:class="outline" presentation:placeholder="true">
        <draw:text-box/>
      </draw:frame>
      <draw:frame presentation:style-name="Mpr1" draw:text-style-name="MP1" draw:layer="backgroundobjects" svg:width="13.018cm" svg:height="2.89cm" svg:x="2.794cm" svg:y="38.17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7.712cm" svg:height="2.89cm" svg:x="19.108cm" svg:y="38.17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3.018cm" svg:height="2.89cm" svg:x="40.063cm" svg:y="38.17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Menenberg</meta:initial-creator>
    <meta:creation-date>2022-12-02T16:19:25.89</meta:creation-date>
    <meta:editing-duration>PT1H8M31S</meta:editing-duration>
    <meta:editing-cycles>2</meta:editing-cycles>
    <dc:date>2022-12-02T18:01:35.41</dc:date>
    <dc:creator>Max Menenberg</dc:creator>
    <meta:document-statistic meta:object-count="38"/>
    <meta:generator>OpenOffice/4.1.7$Win32 OpenOffice.org_project/417m1$Build-9800</meta:generator>
  </office:meta>
</office:document-meta>
</file>